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BridgeServlet.setProcessor( HttpProcessor 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BridgeServlet.ge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BridgeServlet.doGet( HttpServletRequest request , HttpServletResponse respon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tpBridgeServlet.doPost( HttpServletRequest request , HttpServletResponse respon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tpBridgeServlet.init( ServletConfig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